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miri" svg:font-family="Amiri"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026" officeooo:paragraph-rsid="001f2026"/>
    </style:style>
    <style:style style:name="P2" style:family="paragraph" style:parent-style-name="Standard" style:list-style-name="L1">
      <style:text-properties officeooo:rsid="001f2026" officeooo:paragraph-rsid="001f2026"/>
    </style:style>
    <style:style style:name="P3" style:family="paragraph" style:parent-style-name="Standard" style:list-style-name="L2">
      <style:text-properties officeooo:rsid="001f2026" officeooo:paragraph-rsid="001f2026"/>
    </style:style>
    <style:style style:name="P4" style:family="paragraph" style:parent-style-name="Standard">
      <style:text-properties officeooo:rsid="001f2026" officeooo:paragraph-rsid="001f3fb3"/>
    </style:style>
    <style:style style:name="P5" style:family="paragraph" style:parent-style-name="Standard" style:list-style-name="L3">
      <style:paragraph-properties fo:text-align="start" style:justify-single-word="false"/>
      <style:text-properties fo:font-style="italic" officeooo:rsid="001f3fb3" officeooo:paragraph-rsid="001f3fb3" style:font-style-asian="italic" style:font-style-complex="italic"/>
    </style:style>
    <style:style style:name="P6" style:family="paragraph" style:parent-style-name="Standard">
      <style:paragraph-properties fo:text-align="start" style:justify-single-word="false"/>
      <style:text-properties fo:font-style="italic" officeooo:rsid="001f3fb3" officeooo:paragraph-rsid="001f3fb3"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officeooo:rsid="001f3fb3"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f3fb3" style:font-style-asian="normal" style:font-style-complex="normal"/>
    </style:style>
    <style:style style:name="T6" style:family="text">
      <style:text-properties style:text-underline-style="none"/>
    </style:style>
    <style:style style:name="T7" style:family="text">
      <style:text-properties style:text-position="super 58%"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7154in" fo:text-indent="-0.25in" fo:margin-left="0.71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54in" fo:text-indent="-0.25in" fo:margin-left="0.96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54in" fo:text-indent="-0.25in" fo:margin-left="1.21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54in" fo:text-indent="-0.25in" fo:margin-left="1.46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54in" fo:text-indent="-0.25in" fo:margin-left="1.71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54in" fo:text-indent="-0.25in" fo:margin-left="1.96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54in" fo:text-indent="-0.25in" fo:margin-left="2.21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54in" fo:text-indent="-0.25in" fo:margin-left="2.46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54in" fo:text-indent="-0.25in" fo:margin-left="2.71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54in" fo:text-indent="-0.25in" fo:margin-left="2.965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154in" fo:text-indent="-0.25in" fo:margin-left="0.71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54in" fo:text-indent="-0.25in" fo:margin-left="0.96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54in" fo:text-indent="-0.25in" fo:margin-left="1.21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54in" fo:text-indent="-0.25in" fo:margin-left="1.46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54in" fo:text-indent="-0.25in" fo:margin-left="1.71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54in" fo:text-indent="-0.25in" fo:margin-left="1.96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54in" fo:text-indent="-0.25in" fo:margin-left="2.21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54in" fo:text-indent="-0.25in" fo:margin-left="2.46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54in" fo:text-indent="-0.25in" fo:margin-left="2.71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54in" fo:text-indent="-0.25in" fo:margin-left="2.965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154in" fo:text-indent="-0.25in" fo:margin-left="0.71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54in" fo:text-indent="-0.25in" fo:margin-left="0.96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54in" fo:text-indent="-0.25in" fo:margin-left="1.21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54in" fo:text-indent="-0.25in" fo:margin-left="1.46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54in" fo:text-indent="-0.25in" fo:margin-left="1.71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54in" fo:text-indent="-0.25in" fo:margin-left="1.96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54in" fo:text-indent="-0.25in" fo:margin-left="2.21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54in" fo:text-indent="-0.25in" fo:margin-left="2.46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54in" fo:text-indent="-0.25in" fo:margin-left="2.71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54in" fo:text-indent="-0.25in" fo:margin-left="2.965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his document concerns itself with design decisions for the ESEP Resources database structure. This database is built using Google Firebase, which stores data in JSON styled key-value pairings. This database is <text:span text:style-name="T1">non-relational</text:span><text:span text:style-name="T4">, so its structure is optimized for quick storage and especially retrieval of data. Since the data is non-relational, the different resource types (i.e. the broad categories of resources users will be able to search by) are all stored separated. This is reflected in the broad structure, which contains each resource type in a separate node:</text:span></text:p>
      <text:p text:style-name="P1"><text:span text:style-name="T4"/></text:p>
      <text:list xml:id="list5808510254082814655" text:style-name="L1">
        <text:list-item>
          <text:p text:style-name="P2"><text:span text:style-name="T4">esep-database</text:span></text:p>
          <text:list>
            <text:list-item>
              <text:p text:style-name="P2"><text:span text:style-name="T4">resource type 1</text:span></text:p>
              <text:list>
                <text:list-item>
                  <text:p text:style-name="P2"><text:span text:style-name="T4">1</text:span><text:span text:style-name="T7">st</text:span><text:span text:style-name="T4"> resource of type 1</text:span></text:p>
                </text:list-item>
                <text:list-item>
                  <text:p text:style-name="P2"><text:span text:style-name="T4">2</text:span><text:span text:style-name="T7">nd</text:span><text:span text:style-name="T4"> resource of type 1</text:span></text:p>
                </text:list-item>
                <text:list-item>
                  <text:p text:style-name="P2"><text:span text:style-name="T4">...</text:span></text:p>
                </text:list-item>
              </text:list>
            </text:list-item>
            <text:list-item>
              <text:p text:style-name="P2"><text:span text:style-name="T4">resource type 2</text:span></text:p>
              <text:list>
                <text:list-item>
                  <text:p text:style-name="P2"><text:span text:style-name="T4">1</text:span><text:span text:style-name="T7">st</text:span><text:span text:style-name="T4"> resource of type 2</text:span></text:p>
                </text:list-item>
                <text:list-item>
                  <text:p text:style-name="P2"><text:span text:style-name="T4">2</text:span><text:span text:style-name="T7">nd</text:span><text:span text:style-name="T4"> resource of type 2</text:span></text:p>
                </text:list-item>
                <text:list-item>
                  <text:p text:style-name="P2"><text:span text:style-name="T4">...</text:span></text:p>
                </text:list-item>
              </text:list>
            </text:list-item>
            <text:list-item>
              <text:p text:style-name="P2"><text:span text:style-name="T4">resource type 3</text:span></text:p>
            </text:list-item>
            <text:list-item>
              <text:p text:style-name="P2"><text:span text:style-name="T4">…</text:span></text:p>
            </text:list-item>
          </text:list>
        </text:list-item>
      </text:list>
      <text:p text:style-name="P1"><text:span text:style-name="T4"><text:tab/></text:span></text:p>
      <text:p text:style-name="P1"><text:span text:style-name="T4"><text:tab/>There are two distinct categories of data in this database. As of the current date, the two types have no formal name, so I will call them </text:span><text:span text:style-name="T2">fancy</text:span><text:span text:style-name="T4"> and </text:span><text:span text:style-name="T2">simple</text:span><text:span text:style-name="T4">. The </text:span><text:span text:style-name="T2">fancy</text:span><text:span text:style-name="T4"> types are “Non-immersive Intern &amp; fellow.”, “Details &amp; Rotations”, “Internships”, “Fellowships”, and “Pairing Schemes”, and the remaining types are </text:span><text:span text:style-name="T2">simple. </text:span><text:span text:style-name="T4">For </text:span><text:span text:style-name="T2">fancy</text:span><text:span text:style-name="T4"> types, the structure for each individual record is consistent across the different </text:span><text:span text:style-name="T2">fancy</text:span><text:span text:style-name="T4"> types (but this is subject to change). The structure contains all the most important information for the fancy type at the top level, with the sub levels containing the axillary information.</text:span></text:p>
      <text:p text:style-name="P1"><text:span text:style-name="T4"/></text:p>
      <text:list xml:id="list4451346359741284050" text:style-name="L2">
        <text:list-item>
          <text:p text:style-name="P3"><text:span text:style-name="T4">1</text:span><text:span text:style-name="T7">st</text:span><text:span text:style-name="T4"> </text:span><text:span text:style-name="T2">fancy</text:span><text:span text:style-name="T4"> resource type 1</text:span></text:p>
          <text:list>
            <text:list-item>
              <text:p text:style-name="P3"><text:span text:style-name="T4">about : “This resource is a ….”</text:span></text:p>
            </text:list-item>
            <text:list-item>
              <text:p text:style-name="P3"><text:span text:style-name="T4">administration : “The Foundation for ….”</text:span></text:p>
            </text:list-item>
            <text:list-item>
              <text:p text:style-name="P3"><text:span text:style-name="T4">career stage : “Early”</text:span></text:p>
            </text:list-item>
            <text:list-item>
              <text:p text:style-name="P3"><text:span text:style-name="T4">financial support</text:span></text:p>
              <text:list>
                <text:list-item>
                  <text:p text:style-name="P3"><text:span text:style-name="T4">health insurance : false</text:span></text:p>
                </text:list-item>
                <text:list-item>
                  <text:p text:style-name="P3"><text:span text:style-name="T4">housing : true</text:span></text:p>
                </text:list-item>
                <text:list-item>
                  <text:p text:style-name="P3"><text:span text:style-name="T4">project support : true</text:span></text:p>
                </text:list-item>
                <text:list-item>
                  <text:p text:style-name="P3"><text:span text:style-name="T4">relocation : false</text:span></text:p>
                </text:list-item>
                <text:list-item>
                  <text:p text:style-name="P3"><text:span text:style-name="T4">salary or stipend : true</text:span></text:p>
                </text:list-item>
                <text:list-item>
                  <text:p text:style-name="P3"><text:span text:style-name="T4">… </text:span></text:p>
                </text:list-item>
              </text:list>
            </text:list-item>
            <text:list-item>
              <text:p text:style-name="P3"><text:span text:style-name="T4">… </text:span></text:p>
            </text:list-item>
          </text:list>
        </text:list-item>
        <text:list-item>
          <text:p text:style-name="P3"><text:span text:style-name="T4">2</text:span><text:span text:style-name="T7">nd</text:span><text:span text:style-name="T4"> </text:span><text:span text:style-name="T2">fancy</text:span><text:span text:style-name="T4"> resource type 1</text:span></text:p>
        </text:list-item>
        <text:list-item>
          <text:p text:style-name="P3"><text:span text:style-name="T4">…</text:span></text:p>
        </text:list-item>
      </text:list>
      <text:p text:style-name="P1"><text:span text:style-name="T4"/></text:p>
      <text:p text:style-name="P4"><text:span text:style-name="T4"><text:tab/></text:span><text:span text:style-name="T5">For </text:span><text:span text:style-name="T3">simple </text:span><text:span text:style-name="T5">types, the computational requirement is lower so the structure can be more specialized. Each simple type gets its own unique fields that match what has been displayed in the spreadsheet. For instance, the fields in “Course Syllabi” are “Course name”, “Teacher(s)”, “Name of Institution”, and <text:s/>“Weblink”, but in “Meetings &amp; Conferences”, they are called “MEETING NAME”, “About”, “ORGANIZER(S)”, “GEOGRAPHIC RANGE”, “SPECIFIC LOCATION”. “PROGRAM SCOPE”, </text:span><text:soft-page-break/><text:span text:style-name="T5">“URL”. These names are pulled directly from the spreadsheet, so if a consistent standard of names is desired, the spreadsheet ought to be updated accordingly. Future plans are in the works for providing a way to update every record in the Firebase database without going through the proxy of the spreadsheet. Visualizing this structure:</text:span></text:p>
      <text:p text:style-name="P4"><text:span text:style-name="T5"/></text:p>
      <text:list xml:id="list5460268197652982383" text:style-name="L3">
        <text:list-item>
          <text:p text:style-name="P5"><text:span text:style-name="T4">1</text:span><text:span text:style-name="T7">st</text:span><text:span text:style-name="T4"> </text:span><text:span text:style-name="T6">simple</text:span><text:span text:style-name="T4"> resource type 1</text:span></text:p>
          <text:list>
            <text:list-item>
              <text:p text:style-name="P5"><text:span text:style-name="T4">course name : “An Advanced Course in ….”</text:span></text:p>
            </text:list-item>
            <text:list-item>
              <text:p text:style-name="P5"><text:span text:style-name="T4">teacher : “Professor John H Smith”</text:span></text:p>
            </text:list-item>
            <text:list-item>
              <text:p text:style-name="P5"><text:span text:style-name="T4">name of institution : “University of ….”</text:span></text:p>
            </text:list-item>
            <text:list-item>
              <text:p text:style-name="P5"><text:span text:style-name="T4">weblink : “….”</text:span></text:p>
            </text:list-item>
          </text:list>
        </text:list-item>
        <text:list-item>
          <text:p text:style-name="P5"><text:span text:style-name="T4">2</text:span><text:span text:style-name="T7">nd</text:span><text:span text:style-name="T4"> </text:span><text:span text:style-name="T6">simple</text:span><text:span text:style-name="T4"> resource type 1</text:span></text:p>
        </text:list-item>
        <text:list-item>
          <text:p text:style-name="P5"><text:span text:style-name="T4">…</text:span></text:p>
        </text:list-item>
      </text:list>
      <text:p text:style-name="P6"><text:span text:style-name="T4"/></text:p>
      <text:p text:style-name="P6"><text:span text:style-name="T4"><text:tab/>As stated above, each resource type has its own division in the database. One advantage of the current style of database is that it is highly flexible. With the project not yet fully fleshed out, some of the design decisions are as of yet unmade, because it is unclear what the specific requirements will be. This current database structure is flexible in that the data types are easy to move around. The clear divisions in data are advantageous, for while it is easy to merge data together, it is very hard to separate it. In coming weeks and months, the database will be updated.</text:span></text:p>
      <text:p text:style-name="P6"><text:span text:style-name="T4"/></text:p>
      <text:p text:style-name="P6"><text:span text:style-name="T4"><text:tab/>This document is not final, and will be updated as the project continues.</text:span></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miri" svg:font-family="Amiri"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154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09:06:20.506837063</meta:creation-date>
    <meta:editing-duration>PT9M20S</meta:editing-duration>
    <meta:editing-cycles>2</meta:editing-cycles>
    <meta:generator>LibreOffice/5.1.6.2$Linux_X86_64 LibreOffice_project/10m0$Build-2</meta:generator>
    <dc:date>2017-12-16T20:32:23.069629147</dc:date>
    <meta:document-statistic meta:table-count="0" meta:image-count="0" meta:object-count="0" meta:page-count="2" meta:paragraph-count="38" meta:word-count="573" meta:character-count="3270" meta:non-whitespace-character-count="2757"/>
  </office:meta>
</office:document-meta>
</file>